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ae0" officeooo:paragraph-rsid="0001eae0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1eae0" officeooo:paragraph-rsid="0001eae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36318" officeooo:paragraph-rsid="00036318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036318" officeooo:paragraph-rsid="00055257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36318" officeooo:paragraph-rsid="00036318"/>
    </style:style>
    <style:style style:name="P6" style:family="paragraph" style:parent-style-name="Standard">
      <style:text-properties officeooo:paragraph-rsid="00036318"/>
    </style:style>
    <style:style style:name="P7" style:family="paragraph" style:parent-style-name="Standard">
      <style:text-properties officeooo:paragraph-rsid="0001eae0"/>
    </style:style>
    <style:style style:name="P8" style:family="paragraph" style:parent-style-name="Standard">
      <style:text-properties fo:font-size="12pt" style:text-underline-style="none" fo:font-weight="bold" officeooo:rsid="00036318" officeooo:paragraph-rsid="00036318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none" fo:font-weight="bold" officeooo:rsid="00055257" officeooo:paragraph-rsid="00055257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officeooo:rsid="00065694" officeooo:paragraph-rsid="00065694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normal" officeooo:rsid="0022f2a3" officeooo:paragraph-rsid="00055257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bold" officeooo:paragraph-rsid="00065694"/>
    </style:style>
    <style:style style:name="P13" style:family="paragraph" style:parent-style-name="Standard">
      <style:text-properties fo:font-size="12pt" fo:font-weight="bold" officeooo:rsid="00065694" officeooo:paragraph-rsid="00065694"/>
    </style:style>
    <style:style style:name="P14" style:family="paragraph" style:parent-style-name="Standard">
      <style:text-properties officeooo:paragraph-rsid="00065694"/>
    </style:style>
    <style:style style:name="T1" style:family="text">
      <style:text-properties officeooo:rsid="0001eae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eae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size-asian="10.5pt" style:font-weight-asian="normal" style:font-weight-complex="normal"/>
    </style:style>
    <style:style style:name="T6" style:family="text">
      <style:text-properties fo:font-weight="normal" officeooo:rsid="0022f2a3" style:font-size-asian="10.5pt" style:font-weight-asian="normal" style:font-weight-complex="normal"/>
    </style:style>
    <style:style style:name="T7" style:family="text">
      <style:text-properties fo:font-weight="normal" officeooo:rsid="00065694" style:font-size-asian="10.5pt" style:font-weight-asian="normal" style:font-weight-complex="normal"/>
    </style:style>
    <style:style style:name="T8" style:family="text">
      <style:text-properties fo:font-size="12pt" style:text-underline-style="none" fo:font-weight="normal" officeooo:rsid="00065694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bold" officeooo:rsid="00065694" style:font-size-asian="12pt" style:font-weight-asian="bold" style:font-size-complex="12pt" style:font-weight-complex="bold"/>
    </style:style>
    <style:style style:name="T10" style:family="text">
      <style:text-properties style:font-size-asian="10.5pt"/>
    </style:style>
    <style:style style:name="T11" style:family="text">
      <style:text-properties officeooo:rsid="00055257" style:font-size-asian="10.5pt"/>
    </style:style>
    <style:style style:name="T12" style:family="text">
      <style:text-properties officeooo:rsid="00065694"/>
    </style:style>
    <style:style style:name="T13" style:family="text">
      <style:text-properties style:text-underline-style="none" officeooo:rsid="00065694" style:font-size-asian="12pt" style:font-weight-asian="bold" style:font-size-complex="12pt" style:font-weight-complex="bold"/>
    </style:style>
    <style:style style:name="T14" style:family="text">
      <style:text-properties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style:text-underline-style="none" fo:font-weight="normal" officeooo:rsid="00065694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eBinPathEnumeration: </text:p>
      <text:p text:style-name="P1"/>
      <text:p text:style-name="P1"><text:span text:style-name="T2">Zeile 72</text:span>, If Statement: Müsste es nicht j &lt; len(bin.exons) -1 heißen?</text:p>
      <text:p text:style-name="P7"><text:span text:style-name="T3">Zeile 75</text:span><text:span text:style-name="T1">, Elif Statement: Ist das elif Statement hier richtig eingerückt oder sollte es eins weiter links stehen?</text:span></text:p>
      <text:p text:style-name="P6"/>
      <text:p text:style-name="P5">Du fängst hier mit act<text:span text:style-name="T12">ive</text:span>bins = bins an, oder?</text:p>
      <text:p text:style-name="P5"/>
      <text:p text:style-name="P5"/>
      <text:p text:style-name="P3">ActiveBinPathEnumeration2:</text:p>
      <text:p text:style-name="P3"/>
      <text:p text:style-name="P8">Zeile 99, <text:span text:style-name="T4">mir ist nur aufgefallen, dass du bei der oberen Funktion noch .keys() stehen hattest. Ich weiß nicht ob das einen Unterschied macht</text:span></text:p>
      <text:p text:style-name="P8"><text:span text:style-name="T4"/></text:p>
      <text:p text:style-name="P9"><text:span text:style-name="T4">Ansonsten ist mir hier nichts aufgefallen. Ist ziemlich ähnlich wie meine erste Funktion.</text:span></text:p>
      <text:p text:style-name="P9"><text:span text:style-name="T4">Hast du hier auch </text:span><text:span text:style-name="T6">82832 </text:span><text:span text:style-name="T5">Transkripte raus?</text:span></text:p>
      <text:p text:style-name="P9"><text:span text:style-name="T5"/></text:p>
      <text:p text:style-name="P9"><text:span text:style-name="T5">Auch hier fängst du mit act</text:span><text:span text:style-name="T7">ive</text:span><text:span text:style-name="T5">bins = bins an, oder?</text:span></text:p>
      <text:p text:style-name="P9"><text:span text:style-name="T5"/></text:p>
      <text:p text:style-name="P9"><text:span text:style-name="T5"/></text:p>
      <text:p text:style-name="P4"><text:span text:style-name="T10">ActiveBinPathEnumeration</text:span><text:span text:style-name="T11">3</text:span><text:span text:style-name="T10">:</text:span></text:p>
      <text:p text:style-name="P4"><text:span text:style-name="T10"/></text:p>
      <text:p text:style-name="P14"><text:span text:style-name="T9">Zeile 173, </text:span><text:span text:style-name="T8">ich habe hier noch eine zusätzliche if-Bedingung und zwar len(len(bin.exons) &gt; 2, ansonsten kann es zu Problemen kommen wenn du ganz am Anfang nicht nur Multibins übergibst. Stell dir vor du gehst von Knoten 2 zu Knoten 3 und fügst den Bin 2,3 hinzu. Dann willst du von Exon 3 zu Exon 4 gehen. Du hast außer 2,3 keine aktiven Bins. C</text:span><text:span text:style-name="T15">ompatibleBinListBoolean ist damit False, jedoch ist deine activeBin Liste nicht leer. Daher gehst du nicht zu Exon 4, obwohl du es eigentlich solltest.</text:span></text:p>
      <text:p text:style-name="P12"><text:span text:style-name="T15"/></text:p>
      <text:p text:style-name="P13"><text:span text:style-name="T15">H</text:span><text:span text:style-name="T14">ier fängst du mit einer leeren activebins Liste am Anfang an, oder?</text:span></text:p>
      <text:p text:style-name="P12"><text:span text:style-name="T15"/></text:p>
      <text:p text:style-name="P12"><text:span text:style-name="T15"/></text:p>
      <text:p text:style-name="P10"><text:span text:style-name="T4"/></text:p>
      <text:p text:style-name="P11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5T15:59:00.435015239</meta:creation-date>
    <dc:date>2022-05-15T16:41:42.318434013</dc:date>
    <meta:editing-duration>PT9M33S</meta:editing-duration>
    <meta:editing-cycles>1</meta:editing-cycles>
    <meta:document-statistic meta:table-count="0" meta:image-count="0" meta:object-count="0" meta:page-count="1" meta:paragraph-count="12" meta:word-count="194" meta:character-count="1191" meta:non-whitespace-character-count="1008"/>
    <meta:generator>LibreOffice/7.3.2.2$Linux_X86_64 LibreOffice_project/30$Build-2</meta:generator>
  </office:meta>
</office:document-meta>
</file>